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Pyroxene in plutonic rock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Longitudinal prismatic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to brow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Weak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clearly observ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green amphibo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the end of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Concentr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6" table:style-name="ce6">
            <text:p>6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Plagioclase 25%</text:p>
          </table:table-cell>
          <table:table-cell office:value-type="string" table:style-name="ce5">
            <text:p>Amphibole 10%</text:p>
          </table:table-cell>
          <table:table-cell office:value-type="string" table:style-name="ce8">
            <text:p>Biotite 5%</text:p>
          </table:table-cell>
          <table:table-cell table:number-columns-repeated="3" table:style-name="ce8"/>
          <table:table-cell table:number-columns-repeated="16377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Pyroxe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morphic with prismatic habit and square basal section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, beix and gre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From none to strong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always visible, two directions that intersect at about 90 degrees (observable in basal sections), both parallel to the direction of extension (in longitudinal sections only one direction is distinguished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Uralitization (amphiboles), antigorite, chlorite, epideta, biotite, talc, calcite and op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colours that may be masked if mineral has strong colours in NAPL (Non analyzed polarized light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, some families have right extinction and they are called orthopyroxenes, and others that show oblique extinction are called clinopyroxe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Only clinopyroxenes may have polysynthetic twinning {100} and less common, simple twinning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Present in some varieti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4:49Z</dc:date>
    <meta:editing-cycles>9</meta:editing-cycles>
    <meta:editing-duration>PT4012S</meta:editing-duration>
  </office:meta>
</office:document-meta>
</file>